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/>
          <table:table-cell office:value-type="string">
            <text:p>Max: 25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&quot;{&quot;&amp;[.A12]&amp;&quot;,&quot;&amp;[.B12]&amp;&quot;,&quot;&amp;[.C12]&amp;&quot;,&quot;" office:value-type="string" office:string-value="{0,0,255,">
            <text:p>{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3]&amp;&quot;,&quot;&amp;[.B13]&amp;&quot;,&quot;&amp;[.C13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4]&amp;&quot;,&quot;&amp;[.B14]&amp;&quot;,&quot;&amp;[.C14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5]&amp;&quot;,&quot;&amp;[.B15]&amp;&quot;,&quot;&amp;[.C15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6]&amp;&quot;,&quot;&amp;[.B16]&amp;&quot;,&quot;&amp;[.C16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7]&amp;&quot;,&quot;&amp;[.B17]&amp;&quot;,&quot;&amp;[.C17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8]&amp;&quot;,&quot;&amp;[.B18]&amp;&quot;,&quot;&amp;[.C18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9]&amp;&quot;,&quot;&amp;[.B19]&amp;&quot;,&quot;&amp;[.C19]&amp;&quot;}&quot;" office:value-type="string" office:string-value="0,0,255}">
            <text:p>0,0,255}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&quot;{&quot;&amp;[.A22]&amp;&quot;,&quot;&amp;[.B22]&amp;&quot;,&quot;&amp;[.C22]&amp;&quot;,&quot;" office:value-type="string" office:string-value="{255,0,0,">
            <text:p>{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3]&amp;&quot;,&quot;&amp;[.B23]&amp;&quot;,&quot;&amp;[.C23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4]&amp;&quot;,&quot;&amp;[.B24]&amp;&quot;,&quot;&amp;[.C24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5]&amp;&quot;,&quot;&amp;[.B25]&amp;&quot;,&quot;&amp;[.C25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6]&amp;&quot;,&quot;&amp;[.B26]&amp;&quot;,&quot;&amp;[.C26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7]&amp;&quot;,&quot;&amp;[.B27]&amp;&quot;,&quot;&amp;[.C27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8]&amp;&quot;,&quot;&amp;[.B28]&amp;&quot;,&quot;&amp;[.C28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9]&amp;&quot;,&quot;&amp;[.B29]&amp;&quot;,&quot;&amp;[.C29]&amp;&quot;}&quot;" office:value-type="string" office:string-value="255,0,0}">
            <text:p>255,0,0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06:03:18.36</meta:creation-date>
    <dc:date>2013-09-29T06:16:09.10</dc:date>
    <meta:editing-duration>PT12S</meta:editing-duration>
    <meta:editing-cycles>2</meta:editing-cycles>
    <meta:generator>LibreOffice/3.5$Windows_x86 LibreOffice_project/7122e39-92ed229-498d286-15e43b4-d70da21</meta:generator>
    <meta:document-statistic meta:table-count="1" meta:cell-count="92" meta:object-count="0"/>
  </office:meta>
</office:document-meta>
</file>